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/>
      <style:text-properties fo:font-weight="bold" officeooo:rsid="001df9f3" officeooo:paragraph-rsid="001df9f3" style:font-weight-asian="bold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style:font-name="Roboto Mono" fo:font-size="18pt" fo:font-weight="bold" officeooo:rsid="001df9f3" officeooo:paragraph-rsid="001df9f3" style:font-name-asian="Roboto Mono1" style:font-size-asian="18pt" style:font-weight-asian="bold" style:font-name-complex="Roboto Mono1" style:font-size-complex="18pt"/>
    </style:style>
    <style:style style:name="P5" style:family="paragraph" style:parent-style-name="Standard">
      <style:paragraph-properties fo:margin-top="0in" fo:margin-bottom="0in" loext:contextual-spacing="false"/>
      <style:text-properties officeooo:paragraph-rsid="001df9f3"/>
    </style:style>
    <style:style style:name="P6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7" style:family="paragraph" style:parent-style-name="Standard">
      <style:paragraph-properties fo:margin-top="0in" fo:margin-bottom="0in" loext:contextual-spacing="false"/>
      <style:text-properties officeooo:rsid="001df9f3" officeooo:paragraph-rsid="001df9f3"/>
    </style:style>
    <style:style style:name="P8" style:family="paragraph" style:parent-style-name="Title" style:master-page-name="Standard">
      <style:paragraph-properties fo:margin-top="0in" fo:margin-bottom="0in" loext:contextual-spacing="false" fo:text-align="center" style:justify-single-word="false" style:page-number="1"/>
      <style:text-properties fo:color="#0000ff" style:font-name="Roboto Mono" fo:font-size="48pt" officeooo:paragraph-rsid="001df9f3" style:font-name-asian="Roboto Mono1" style:font-size-asian="48pt" style:font-name-complex="Roboto Mono1" style:font-size-complex="48pt"/>
    </style:style>
    <style:style style:name="T1" style:family="text">
      <style:text-properties officeooo:rsid="001df9f3"/>
    </style:style>
    <style:style style:name="T2" style:family="text">
      <style:text-properties officeooo:rsid="001fe37a"/>
    </style:style>
    <style:style style:name="T3" style:family="text">
      <style:text-properties officeooo:rsid="002162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ight_riders</text:p>
      <text:p text:style-name="P1"/>
      <text:p text:style-name="P4">MINUTA DEL DIA <text:span text:style-name="T3">dd</text:span>.<text:span text:style-name="T3">mm</text:span>.<text:span text:style-name="T3">yyyy</text:span></text:p>
      <text:p text:style-name="P3"/>
      <text:p text:style-name="P2"/>
      <text:p text:style-name="P2">[<text:span text:style-name="T1">COMIENZO</text:span> REUNION]</text:p>
      <text:p text:style-name="P2"/>
      <text:p text:style-name="P5">-fecha reunión: </text:p>
      <text:p text:style-name="P7"><text:tab/><text:span text:style-name="T3">dd</text:span> <text:span text:style-name="T3">(mes)</text:span> del 2018</text:p>
      <text:p text:style-name="P5">-quién se reunió: </text:p>
      <text:p text:style-name="P7"><text:tab/>Alejandro Casas, Nahuel Guigou, Daniel García, Mauricio Bellón</text:p>
      <text:p text:style-name="P1"/>
      <text:p text:style-name="P2"/>
      <text:p text:style-name="P2">[QUE QUEREMOS HACER, COSAS PENDIENTES E IDEAS]</text:p>
      <text:p text:style-name="P2"/>
      <text:p text:style-name="P1">-<text:span text:style-name="T3">lorem ipsum</text:span></text:p>
      <text:p text:style-name="P2"/>
      <text:p text:style-name="P2"/>
      <text:p text:style-name="P2">[LO QUE EN VERDAD HICIMOS]</text:p>
      <text:p text:style-name="P2"/>
      <text:p text:style-name="P6">-<text:span text:style-name="T3">lorem ipsum</text:span></text:p>
      <text:p text:style-name="P6">-<text:span text:style-name="T3">lorem ipsum dolor</text:span>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dc:date>2018-12-14T03:09:52.032000000</dc:date>
    <meta:editing-duration>PT7M25S</meta:editing-duration>
    <meta:editing-cycles>3</meta:editing-cycles>
    <meta:document-statistic meta:table-count="0" meta:image-count="0" meta:object-count="0" meta:page-count="1" meta:paragraph-count="12" meta:word-count="43" meta:character-count="284" meta:non-whitespace-character-count="249"/>
  </office:meta>
</office:document-meta>
</file>